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line-height="200%" fo:text-align="center" style:justify-single-word="false"/>
      <style:text-properties officeooo:rsid="001109bf" officeooo:paragraph-rsid="001109bf"/>
    </style:style>
    <style:style style:name="P2" style:family="paragraph" style:parent-style-name="Heading_20_2">
      <style:paragraph-properties fo:line-height="200%"/>
    </style:style>
    <style:style style:name="P3" style:family="paragraph" style:parent-style-name="Text_20_body">
      <style:paragraph-properties fo:line-height="200%"/>
    </style:style>
    <style:style style:name="P4" style:family="paragraph" style:parent-style-name="Text_20_body">
      <style:paragraph-properties fo:line-height="200%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200%"/>
      <style:text-properties fo:font-size="14pt" fo:font-weight="bold" officeooo:rsid="00120175" officeooo:paragraph-rsid="00120175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line-height="200%"/>
      <style:text-properties fo:font-size="14pt" fo:font-weight="normal" officeooo:rsid="00120175" officeooo:paragraph-rsid="00120175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line-height="200%"/>
      <style:text-properties fo:font-size="14pt" fo:font-weight="normal" officeooo:rsid="00120a6c" officeooo:paragraph-rsid="00120a6c" style:font-size-asian="14pt" style:font-weight-asian="normal" style:font-size-complex="14pt" style:font-weight-complex="normal"/>
    </style:style>
    <style:style style:name="T1" style:family="text">
      <style:text-properties officeooo:rsid="00120a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ssignment No 3</text:h>
      <text:h text:style-name="P2" text:outline-level="2">Overview of SQL.</text:h>
      <text:p text:style-name="P3"/>
      <text:p text:style-name="P4">1) Does ANSI recognize the data type DATE?</text:p>
      <text:p text:style-name="P6">Yes, ANSI SQL standard recognize the ‘DATE’ datatype. The date datatype is used to store the data values in format ‘YYYY-MM-DD’. It complies with the ANSI SQL standard definition for the Gregorian calender and allows dates in the Gregorian format to be stored in the date range ‘0001-01-01’ through ‘9999-12-31’. <text:s text:c="2"/></text:p>
      <text:p text:style-name="P6"/>
      <text:p text:style-name="P5">2) Which subdivision of SQL is used to insert values in tables?</text:p>
      <text:p text:style-name="P6">In SQL, the DML [Data Manipulation language] is a subdivision which is used to insert values in tables. <text:span text:style-name="T1">It has a command INSERT INTO tablename to insert values into the perticular table.</text:span></text:p>
      <text:p text:style-name="P7">DML has following commands:</text:p>
      <text:p text:style-name="P7">i)INSERT</text:p>
      <text:p text:style-name="P7">ii)UPDATE</text:p>
      <text:p text:style-name="P7">iii)DELETE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03:15.479423679</meta:creation-date>
    <meta:editing-duration>PT4M32S</meta:editing-duration>
    <meta:editing-cycles>2</meta:editing-cycles>
    <meta:generator>LibreOffice/7.3.7.2$Linux_X86_64 LibreOffice_project/30$Build-2</meta:generator>
    <dc:date>2024-03-21T16:07:43.928232498</dc:date>
    <meta:document-statistic meta:table-count="0" meta:image-count="0" meta:object-count="0" meta:page-count="1" meta:paragraph-count="10" meta:word-count="115" meta:character-count="691" meta:non-whitespace-character-count="583"/>
  </office:meta>
</office:document-meta>
</file>